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3pt" fo:language="ru" fo:country="RU" officeooo:rsid="00202bfb" officeooo:paragraph-rsid="0004274a" style:font-size-asian="13pt" style:font-size-complex="13pt"/>
    </style:style>
    <style:style style:name="P2" style:family="paragraph" style:parent-style-name="Preformatted_20_Text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ru" fo:country="RU" officeooo:rsid="00202bfb" officeooo:paragraph-rsid="0004274a" style:font-size-asian="13pt" style:font-size-complex="13pt"/>
    </style:style>
    <style:style style:name="P3" style:family="paragraph" style:parent-style-name="Preformatted_20_Text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officeooo:paragraph-rsid="0005a5b9"/>
    </style:style>
    <style:style style:name="P4" style:family="paragraph" style:parent-style-name="Standard">
      <style:text-properties fo:font-size="13pt" fo:language="ru" fo:country="RU" officeooo:rsid="0027e9b6" officeooo:paragraph-rsid="00042353" style:font-size-asian="13pt" style:font-size-complex="13pt"/>
    </style:style>
    <style:style style:name="P5" style:family="paragraph" style:parent-style-name="Standard">
      <style:text-properties fo:font-size="13pt" fo:language="ru" fo:country="RU" officeooo:rsid="0027e9b6" officeooo:paragraph-rsid="0004274a" style:font-size-asian="13pt" style:font-size-complex="13pt"/>
    </style:style>
    <style:style style:name="P6" style:family="paragraph" style:parent-style-name="Standard">
      <style:text-properties fo:font-size="13pt" fo:language="ru" fo:country="RU" officeooo:rsid="0004274a" officeooo:paragraph-rsid="0004274a" style:font-size-asian="13pt" style:font-size-complex="13pt"/>
    </style:style>
    <style:style style:name="P7" style:family="paragraph" style:parent-style-name="Standard">
      <style:text-properties fo:font-size="13pt" fo:language="ru" fo:country="RU" officeooo:rsid="00202bfb" officeooo:paragraph-rsid="0004274a" style:font-size-asian="13pt" style:font-size-complex="13pt"/>
    </style:style>
    <style:style style:name="P8" style:family="paragraph" style:parent-style-name="Standard">
      <style:text-properties fo:font-size="13pt" fo:language="ru" fo:country="RU" officeooo:rsid="00202bfb" officeooo:paragraph-rsid="0006fa42" style:font-size-asian="13pt" style:font-size-complex="13pt"/>
    </style:style>
    <style:style style:name="P9" style:family="paragraph" style:parent-style-name="Standard">
      <style:text-properties fo:font-size="13pt" fo:language="en" fo:country="US" officeooo:rsid="0025d038" officeooo:paragraph-rsid="0006fa42" style:font-size-asian="13pt" style:font-size-complex="13pt"/>
    </style:style>
    <style:style style:name="P10" style:family="paragraph" style:parent-style-name="Standard">
      <style:text-properties officeooo:paragraph-rsid="0004274a"/>
    </style:style>
    <style:style style:name="P11" style:family="paragraph" style:parent-style-name="Standard">
      <style:text-properties officeooo:paragraph-rsid="0005a5b9"/>
    </style:style>
    <style:style style:name="P12" style:family="paragraph" style:parent-style-name="Standard">
      <style:text-properties fo:language="en" fo:country="US" officeooo:rsid="0025d48f" officeooo:paragraph-rsid="0006fa42"/>
    </style:style>
    <style:style style:name="P13" style:family="paragraph" style:parent-style-name="Standard">
      <style:text-properties officeooo:paragraph-rsid="0006fa42"/>
    </style:style>
    <style:style style:name="P14" style:family="paragraph" style:parent-style-name="Standard">
      <style:text-properties officeooo:paragraph-rsid="0008d0ad"/>
    </style:style>
    <style:style style:name="P15" style:family="paragraph" style:parent-style-name="Standard">
      <style:text-properties style:font-name="Liberation Mono" officeooo:paragraph-rsid="000aa880"/>
    </style:style>
    <style:style style:name="P16" style:family="paragraph" style:parent-style-name="Standard">
      <style:text-properties officeooo:paragraph-rsid="000aa880"/>
    </style:style>
    <style:style style:name="P17" style:family="paragraph" style:parent-style-name="Standard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ru" fo:country="RU" officeooo:rsid="00202bfb" officeooo:paragraph-rsid="0005a5b9" style:font-size-asian="13pt" style:font-size-complex="13pt"/>
    </style:style>
    <style:style style:name="P18" style:family="paragraph" style:parent-style-name="Standard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ru" fo:country="RU" officeooo:rsid="00202bfb" officeooo:paragraph-rsid="0006fa42" style:font-size-asian="13pt" style:font-size-complex="13pt"/>
    </style:style>
    <style:style style:name="P19" style:family="paragraph" style:parent-style-name="Standard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ru" fo:country="RU" officeooo:rsid="00202bfb" officeooo:paragraph-rsid="000aa880" style:font-size-asian="13pt" style:font-size-complex="13pt"/>
    </style:style>
    <style:style style:name="P20" style:family="paragraph" style:parent-style-name="Standard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ru" fo:country="RU" officeooo:rsid="00202bfb" officeooo:paragraph-rsid="000af79e" style:font-size-asian="13pt" style:font-size-complex="13pt"/>
    </style:style>
    <style:style style:name="P21" style:family="paragraph" style:parent-style-name="Standard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en" fo:country="US" officeooo:rsid="0010f095" officeooo:paragraph-rsid="000af79e" style:font-size-asian="13pt" style:font-size-complex="13pt"/>
    </style:style>
    <style:style style:name="P22" style:family="paragraph" style:parent-style-name="Standard">
      <style:paragraph-properties fo:margin-left="0cm" fo:margin-right="0cm" fo:margin-top="0.071cm" fo:margin-bottom="0.071cm" style:contextual-spacing="false" fo:text-indent="0cm" style:auto-text-indent="false" fo:padding="0cm" fo:border="none"/>
      <style:text-properties fo:font-size="13pt" fo:language="en" fo:country="US" officeooo:rsid="0010f095" officeooo:paragraph-rsid="000c8f7a" style:font-size-asian="13pt" style:font-size-complex="13pt"/>
    </style:style>
    <style:style style:name="T1" style:family="text">
      <style:text-properties officeooo:rsid="0004274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02bfb"/>
    </style:style>
    <style:style style:name="T4" style:family="text">
      <style:text-properties fo:language="en" fo:country="US" officeooo:rsid="006c279e"/>
    </style:style>
    <style:style style:name="T5" style:family="text">
      <style:text-properties fo:language="en" fo:country="US" officeooo:rsid="00658a99"/>
    </style:style>
    <style:style style:name="T6" style:family="text">
      <style:text-properties fo:language="en" fo:country="US" officeooo:rsid="0065a8ed"/>
    </style:style>
    <style:style style:name="T7" style:family="text">
      <style:text-properties fo:language="en" fo:country="US" officeooo:rsid="006b6e6f"/>
    </style:style>
    <style:style style:name="T8" style:family="text">
      <style:text-properties fo:language="en" fo:country="US" officeooo:rsid="00647c4e"/>
    </style:style>
    <style:style style:name="T9" style:family="text">
      <style:text-properties fo:language="en" fo:country="US" officeooo:rsid="0004274a"/>
    </style:style>
    <style:style style:name="T10" style:family="text">
      <style:text-properties fo:language="en" fo:country="US" officeooo:rsid="0073de19"/>
    </style:style>
    <style:style style:name="T11" style:family="text">
      <style:text-properties fo:language="en" fo:country="US" officeooo:rsid="00828395"/>
    </style:style>
    <style:style style:name="T12" style:family="text">
      <style:text-properties fo:language="en" fo:country="US" officeooo:rsid="0070eac8"/>
    </style:style>
    <style:style style:name="T13" style:family="text">
      <style:text-properties fo:language="en" fo:country="US" officeooo:rsid="0073e886"/>
    </style:style>
    <style:style style:name="T14" style:family="text">
      <style:text-properties fo:language="en" fo:country="US" officeooo:rsid="0083b978"/>
    </style:style>
    <style:style style:name="T15" style:family="text">
      <style:text-properties fo:language="en" fo:country="US" officeooo:rsid="006ed093"/>
    </style:style>
    <style:style style:name="T16" style:family="text">
      <style:text-properties fo:language="en" fo:country="US" officeooo:rsid="0045087e"/>
    </style:style>
    <style:style style:name="T17" style:family="text">
      <style:text-properties fo:language="en" fo:country="US" officeooo:rsid="0032afd9"/>
    </style:style>
    <style:style style:name="T18" style:family="text">
      <style:text-properties fo:language="en" fo:country="US" officeooo:rsid="002e42ae"/>
    </style:style>
    <style:style style:name="T19" style:family="text">
      <style:text-properties fo:language="en" fo:country="US" officeooo:rsid="002c11e2"/>
    </style:style>
    <style:style style:name="T20" style:family="text">
      <style:text-properties fo:language="en" fo:country="US" officeooo:rsid="002c170e"/>
    </style:style>
    <style:style style:name="T21" style:family="text">
      <style:text-properties fo:language="en" fo:country="US" officeooo:rsid="002c9821"/>
    </style:style>
    <style:style style:name="T22" style:family="text">
      <style:text-properties fo:language="en" fo:country="US" officeooo:rsid="0037a78d"/>
    </style:style>
    <style:style style:name="T23" style:family="text">
      <style:text-properties fo:language="en" fo:country="US" officeooo:rsid="0043fe93"/>
    </style:style>
    <style:style style:name="T24" style:family="text">
      <style:text-properties fo:language="en" fo:country="US" officeooo:rsid="004490cb"/>
    </style:style>
    <style:style style:name="T25" style:family="text">
      <style:text-properties fo:language="en" fo:country="US" officeooo:rsid="0010f095"/>
    </style:style>
    <style:style style:name="T26" style:family="text">
      <style:text-properties fo:language="en" fo:country="US" officeooo:rsid="0047f06e"/>
    </style:style>
    <style:style style:name="T27" style:family="text">
      <style:text-properties fo:language="en" fo:country="US" officeooo:rsid="0029a44e"/>
    </style:style>
    <style:style style:name="T28" style:family="text">
      <style:text-properties fo:language="en" fo:country="US" officeooo:rsid="004e89b9"/>
    </style:style>
    <style:style style:name="T29" style:family="text">
      <style:text-properties fo:language="en" fo:country="US" officeooo:rsid="00507acd"/>
    </style:style>
    <style:style style:name="T30" style:family="text">
      <style:text-properties fo:language="ru" fo:country="RU"/>
    </style:style>
    <style:style style:name="T31" style:family="text">
      <style:text-properties fo:language="ru" fo:country="RU" officeooo:rsid="005dcf71"/>
    </style:style>
    <style:style style:name="T32" style:family="text">
      <style:text-properties fo:language="ru" fo:country="RU" officeooo:rsid="0004274a"/>
    </style:style>
    <style:style style:name="T33" style:family="text">
      <style:text-properties fo:language="ru" fo:country="RU" officeooo:rsid="001ebe22"/>
    </style:style>
    <style:style style:name="T34" style:family="text">
      <style:text-properties fo:language="ru" fo:country="RU" officeooo:rsid="0025d48f"/>
    </style:style>
    <style:style style:name="T35" style:family="text">
      <style:text-properties fo:language="ru" fo:country="RU" officeooo:rsid="0029a44e"/>
    </style:style>
    <style:style style:name="T36" style:family="text">
      <style:text-properties fo:language="ru" fo:country="RU" officeooo:rsid="0032afd9"/>
    </style:style>
    <style:style style:name="T37" style:family="text">
      <style:text-properties fo:language="ru" fo:country="RU" officeooo:rsid="002c11e2"/>
    </style:style>
    <style:style style:name="T38" style:family="text">
      <style:text-properties fo:language="ru" fo:country="RU" officeooo:rsid="002c170e"/>
    </style:style>
    <style:style style:name="T39" style:family="text">
      <style:text-properties fo:language="ru" fo:country="RU" officeooo:rsid="002c9821"/>
    </style:style>
    <style:style style:name="T40" style:family="text">
      <style:text-properties fo:language="ru" fo:country="RU" officeooo:rsid="0037a78d"/>
    </style:style>
    <style:style style:name="T41" style:family="text">
      <style:text-properties fo:language="ru" fo:country="RU" officeooo:rsid="003947ac"/>
    </style:style>
    <style:style style:name="T42" style:family="text">
      <style:text-properties fo:language="ru" fo:country="RU" officeooo:rsid="004490cb"/>
    </style:style>
    <style:style style:name="T43" style:family="text">
      <style:text-properties fo:font-size="13pt" fo:language="en" fo:country="US" style:font-size-asian="13pt" style:font-size-complex="13pt"/>
    </style:style>
    <style:style style:name="T44" style:family="text">
      <style:text-properties fo:font-size="13pt" fo:language="en" fo:country="US" officeooo:rsid="0022e0a2" style:font-size-asian="13pt" style:font-size-complex="13pt"/>
    </style:style>
    <style:style style:name="T45" style:family="text">
      <style:text-properties fo:font-size="13pt" fo:language="en" fo:country="US" officeooo:rsid="0083b978" style:font-size-asian="13pt" style:font-size-complex="13pt"/>
    </style:style>
    <style:style style:name="T46" style:family="text">
      <style:text-properties fo:font-size="13pt" fo:language="en" fo:country="US" officeooo:rsid="006ed093" style:font-size-asian="13pt" style:font-size-complex="13pt"/>
    </style:style>
    <style:style style:name="T47" style:family="text">
      <style:text-properties fo:font-size="13pt" fo:language="en" fo:country="US" officeooo:rsid="0045087e" style:font-size-asian="13pt" style:font-size-complex="13pt"/>
    </style:style>
    <style:style style:name="T48" style:family="text">
      <style:text-properties fo:font-size="13pt" fo:language="ru" fo:country="RU" officeooo:rsid="0045087e" style:font-size-asian="13pt" style:font-size-complex="13pt"/>
    </style:style>
    <style:style style:name="T49" style:family="text">
      <style:text-properties fo:font-size="13pt" fo:language="ru" fo:country="RU" officeooo:rsid="006f8be8" style:font-size-asian="13pt" style:font-size-complex="13pt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font-size="13pt" officeooo:rsid="00241226" style:font-size-asian="13pt" style:font-size-complex="13pt"/>
    </style:style>
    <style:style style:name="T52" style:family="text">
      <style:text-properties officeooo:rsid="005eb1fe"/>
    </style:style>
    <style:style style:name="T53" style:family="text">
      <style:text-properties officeooo:rsid="005dcf71"/>
    </style:style>
    <style:style style:name="T54" style:family="text">
      <style:text-properties officeooo:rsid="00202bfb"/>
    </style:style>
    <style:style style:name="T55" style:family="text">
      <style:text-properties officeooo:rsid="0073de19"/>
    </style:style>
    <style:style style:name="T56" style:family="text">
      <style:text-properties officeooo:rsid="0073e886"/>
    </style:style>
    <style:style style:name="T57" style:family="text">
      <style:text-properties officeooo:rsid="0023b710"/>
    </style:style>
    <style:style style:name="T58" style:family="text">
      <style:text-properties officeooo:rsid="0045087e"/>
    </style:style>
    <style:style style:name="T59" style:family="text">
      <style:text-properties officeooo:rsid="002642d9"/>
    </style:style>
    <style:style style:name="T60" style:family="text">
      <style:text-properties officeooo:rsid="0029a44e"/>
    </style:style>
    <style:style style:name="T61" style:family="text">
      <style:text-properties style:font-name="Liberation Mono"/>
    </style:style>
    <style:style style:name="T62" style:family="text">
      <style:text-properties officeooo:rsid="0047f06e"/>
    </style:style>
    <style:style style:name="T63" style:family="text">
      <style:text-properties officeooo:rsid="004e89b9"/>
    </style:style>
    <style:style style:name="T64" style:family="text">
      <style:text-properties officeooo:rsid="00507acd"/>
    </style:style>
    <style:style style:name="T65" style:family="text">
      <style:text-properties officeooo:rsid="007f0567"/>
    </style:style>
    <style:style style:name="T66" style:family="text">
      <style:text-properties officeooo:rsid="003eac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Кавычки, в которые заключены значения, <text:s/>в консоли <text:span text:style-name="T2">django <text:s/></text:span>не воспринимаются. <text:s text:c="2"/>Там их нужно вводить при <text:span text:style-name="T2">EN </text:span>раскладке в каждом случае</text:p>
      <text:p text:style-name="P4"/>
      <text:p text:style-name="P4">1. Создать пользователей</text:p>
      <text:p text:style-name="P4"/>
      <text:p text:style-name="P10"><text:span text:style-name="T2">user</text:span><text:span text:style-name="T7">0</text:span><text:span text:style-name="T2">1</text:span> = User.objects.create last_name = <text:span text:style-name="T32">“</text:span>Андреев<text:span text:style-name="T32">“</text:span>, <text:span text:style-name="Source_20_Text"><text:span text:style-name="T5">username = </text:span></text:span><text:span text:style-name="Source_20_Text"><text:span text:style-name="T32">“</text:span></text:span><text:span text:style-name="Source_20_Text"><text:span text:style-name="T5">andrei</text:span></text:span><text:span text:style-name="Source_20_Text"><text:span text:style-name="T32">“</text:span></text:span>)</text:p>
      <text:p text:style-name="P10"/>
      <text:p text:style-name="P5"><text:span text:style-name="Source_20_Text"><text:span text:style-name="T3">user</text:span></text:span><text:span text:style-name="Source_20_Text"><text:span text:style-name="T7">0</text:span></text:span><text:span text:style-name="Source_20_Text"><text:span text:style-name="T3">1 = User.objects.create last_name = </text:span></text:span><text:span text:style-name="Source_20_Text"><text:span text:style-name="T1">“Борисов“</text:span></text:span><text:span text:style-name="Source_20_Text"><text:span text:style-name="T3">, </text:span></text:span><text:span text:style-name="Source_20_Text"><text:span text:style-name="T5">username = </text:span></text:span><text:span text:style-name="Source_20_Text"><text:span text:style-name="T1">“b</text:span></text:span><text:span text:style-name="Source_20_Text"><text:span text:style-name="T9">oris</text:span></text:span><text:span text:style-name="Source_20_Text"><text:span text:style-name="T1">“</text:span></text:span><text:span text:style-name="Source_20_Text"><text:span text:style-name="T3">)</text:span></text:span></text:p>
      <text:p text:style-name="P5"><text:span text:style-name="Source_20_Text"><text:span text:style-name="T3"/></text:span></text:p>
      <text:p text:style-name="P5"><text:span text:style-name="Source_20_Text"><text:span text:style-name="T3">user</text:span></text:span><text:span text:style-name="Source_20_Text"><text:span text:style-name="T7">0</text:span></text:span><text:span text:style-name="Source_20_Text"><text:span text:style-name="T3">1 = User.objects.create last_name = </text:span></text:span><text:span text:style-name="Source_20_Text"><text:span text:style-name="T1">“Васильев“</text:span></text:span><text:span text:style-name="Source_20_Text"><text:span text:style-name="T3">, </text:span></text:span><text:span text:style-name="Source_20_Text"><text:span text:style-name="T5">username = </text:span></text:span><text:span text:style-name="Source_20_Text"><text:span text:style-name="T1">“</text:span></text:span><text:span text:style-name="Source_20_Text"><text:span text:style-name="T9">vasil</text:span></text:span><text:span text:style-name="Source_20_Text"><text:span text:style-name="T5">i</text:span></text:span><text:span text:style-name="Source_20_Text"><text:span text:style-name="T1">“</text:span></text:span><text:span text:style-name="Source_20_Text"><text:span text:style-name="T3">)</text:span></text:span></text:p>
      <text:p text:style-name="P5"><text:span text:style-name="Source_20_Text"><text:span text:style-name="T3"/></text:span></text:p>
      <text:p text:style-name="P5"><text:span text:style-name="Source_20_Text"><text:span text:style-name="T3">user</text:span></text:span><text:span text:style-name="Source_20_Text"><text:span text:style-name="T7">0</text:span></text:span><text:span text:style-name="Source_20_Text"><text:span text:style-name="T3">1 = User.objects.create last_name = </text:span></text:span><text:span text:style-name="Source_20_Text"><text:span text:style-name="T1">“Глебов</text:span></text:span><text:span text:style-name="Source_20_Text"><text:span text:style-name="T3">в</text:span></text:span><text:span text:style-name="Source_20_Text"><text:span text:style-name="T1">“</text:span></text:span><text:span text:style-name="Source_20_Text"><text:span text:style-name="T3">, </text:span></text:span><text:span text:style-name="Source_20_Text"><text:span text:style-name="T5">username = </text:span></text:span><text:span text:style-name="Source_20_Text"><text:span text:style-name="T1">“g</text:span></text:span><text:span text:style-name="Source_20_Text"><text:span text:style-name="T9">leb</text:span></text:span><text:span text:style-name="Source_20_Text"><text:span text:style-name="T1">“</text:span></text:span><text:span text:style-name="Source_20_Text"><text:span text:style-name="T3">)</text:span></text:span></text:p>
      <text:p text:style-name="P5"><text:span text:style-name="Source_20_Text"><text:span text:style-name="T3"/></text:span></text:p>
      <text:p text:style-name="P7"><text:span text:style-name="Source_20_Text"/></text:p>
      <text:p text:style-name="P7"><text:span text:style-name="Source_20_Text"><text:span text:style-name="T57">2. Создать авторов</text:span></text:span></text:p>
      <text:p text:style-name="P7"><text:span text:style-name="Source_20_Text"/></text:p>
      <text:p text:style-name="P7"><text:span text:style-name="Source_20_Text">from django.contrib.auth.models import User<text:line-break/>from appnews.models import * </text:span></text:p>
      <text:p text:style-name="P7"><text:span text:style-name="Source_20_Text"/></text:p>
      <text:p text:style-name="P1"><text:span text:style-name="Source_20_Text"><text:span text:style-name="T2">user</text:span></text:span><text:span text:style-name="Source_20_Text"><text:span text:style-name="T10">02</text:span></text:span><text:span text:style-name="Source_20_Text"> = User.objects.get(id=</text:span><text:span text:style-name="Source_20_Text"><text:span text:style-name="T10">2</text:span></text:span><text:span text:style-name="Source_20_Text">)</text:span></text:p>
      <text:p text:style-name="P2"><text:span text:style-name="Source_20_Text">author01 = Author.objects.create(</text:span><text:span text:style-name="Source_20_Text"><text:span text:style-name="T10">author</text:span></text:span><text:span text:style-name="Source_20_Text"> = </text:span><text:span text:style-name="Source_20_Text"><text:span text:style-name="T2">user</text:span></text:span><text:span text:style-name="Source_20_Text"><text:span text:style-name="T11">0</text:span></text:span><text:span text:style-name="Source_20_Text"><text:span text:style-name="T12">2</text:span></text:span><text:span text:style-name="Source_20_Text">)</text:span></text:p>
      <text:p text:style-name="P2"><text:span text:style-name="Source_20_Text"/></text:p>
      <text:p text:style-name="P2"><text:span text:style-name="Source_20_Text"><text:span text:style-name="T13">user</text:span></text:span><text:span text:style-name="Source_20_Text"><text:span text:style-name="T10">04</text:span></text:span><text:span text:style-name="Source_20_Text"><text:span text:style-name="T56"> = User.objects.get(id=</text:span></text:span><text:span text:style-name="Source_20_Text"><text:span text:style-name="T55">4</text:span></text:span><text:span text:style-name="Source_20_Text"><text:span text:style-name="T56">)</text:span></text:span></text:p>
      <text:p text:style-name="P2"><text:span text:style-name="Source_20_Text">author0</text:span><text:span text:style-name="Source_20_Text"><text:span text:style-name="T10">2</text:span></text:span><text:span text:style-name="Source_20_Text"> = Author.objects.create(</text:span><text:span text:style-name="Source_20_Text"><text:span text:style-name="T10">author</text:span></text:span><text:span text:style-name="Source_20_Text"> = user0</text:span><text:span text:style-name="Source_20_Text"><text:span text:style-name="T55">4</text:span></text:span><text:span text:style-name="Source_20_Text">)</text:span></text:p>
      <text:p text:style-name="P2"><text:span text:style-name="Source_20_Text"/></text:p>
      <text:p text:style-name="P3"><text:span text:style-name="Source_20_Text"><text:span text:style-name="T51">3.</text:span></text:span><text:span text:style-name="Source_20_Text"><text:span text:style-name="T44"> </text:span></text:span><text:span text:style-name="Source_20_Text"><text:span text:style-name="T50">Добавить 4 категории в модель Category. </text:span></text:span></text:p>
      <text:p text:style-name="P11"><text:span text:style-name="Source_20_Text"><text:span text:style-name="T50"/></text:span></text:p>
      <text:p text:style-name="P11"><text:span text:style-name="Source_20_Text"><text:span text:style-name="T45">category</text:span></text:span><text:span text:style-name="Source_20_Text"><text:span text:style-name="T46">0</text:span></text:span><text:span text:style-name="Source_20_Text"><text:span text:style-name="T47">1 = Category.objects.create(theme = ‘</text:span></text:span><text:span text:style-name="Source_20_Text"><text:span text:style-name="T48">Семья</text:span></text:span><text:span text:style-name="Source_20_Text"><text:span text:style-name="T47">‘</text:span></text:span><text:span text:style-name="Source_20_Text"><text:span text:style-name="T48">)</text:span></text:span></text:p>
      <text:p text:style-name="P11"><text:span text:style-name="Source_20_Text"><text:span text:style-name="T45">category</text:span></text:span><text:span text:style-name="Source_20_Text"><text:span text:style-name="T46">0</text:span></text:span><text:span text:style-name="Source_20_Text"><text:span text:style-name="T47">2 = Category.objects.create(theme = ‘</text:span></text:span><text:span text:style-name="Source_20_Text"><text:span text:style-name="T48">Здоровь</text:span></text:span><text:span text:style-name="Source_20_Text"><text:span text:style-name="T49">е</text:span></text:span><text:span text:style-name="Source_20_Text"><text:span text:style-name="T47">‘</text:span></text:span><text:span text:style-name="Source_20_Text"><text:span text:style-name="T48">)</text:span></text:span></text:p>
      <text:p text:style-name="P11"><text:span text:style-name="Source_20_Text"><text:span text:style-name="T45">category</text:span></text:span><text:span text:style-name="Source_20_Text"><text:span text:style-name="T46">0</text:span></text:span><text:span text:style-name="Source_20_Text"><text:span text:style-name="T47">3 = Category.objects.create(theme = ‘</text:span></text:span><text:span text:style-name="Source_20_Text"><text:span text:style-name="T48">Образование</text:span></text:span><text:span text:style-name="Source_20_Text"><text:span text:style-name="T47">‘</text:span></text:span><text:span text:style-name="Source_20_Text"><text:span text:style-name="T48">)</text:span></text:span></text:p>
      <text:p text:style-name="P17"><text:span text:style-name="Source_20_Text"><text:span text:style-name="T14">category</text:span></text:span><text:span text:style-name="Source_20_Text"><text:span text:style-name="T15">0</text:span></text:span><text:span text:style-name="Source_20_Text"><text:span text:style-name="T16">4 = Category.objects.create(theme = ‘</text:span></text:span><text:span text:style-name="Source_20_Text"><text:span text:style-name="T58">Финансы</text:span></text:span><text:span text:style-name="Source_20_Text"><text:span text:style-name="T16">‘</text:span></text:span><text:span text:style-name="Source_20_Text"><text:span text:style-name="T58">)</text:span></text:span></text:p>
      <text:p text:style-name="P17"><text:span text:style-name="Source_20_Text"/></text:p>
      <text:p text:style-name="P9">4. <text:s text:c="2"/>Добавить 2 статьи и 1 новость.</text:p>
      <text:p text:style-name="P8"/>
      <text:p text:style-name="P13">article01 =  Post.objects.create( field = 'AR',  title = 'Название первой  статьи",  article = 'Текст первой статьи интересный', <text:s/>author = author01) </text:p>
      <text:p text:style-name="P13"/>
      <text:p text:style-name="P12">news01 = <text:s/>Post.objects.create<text:span text:style-name="T59">( </text:span>field = 'NW',  title = 'Название <text:span text:style-name="T30">новост</text:span>и",  news = '<text:span text:style-name="T30">Вот это новость</text:span>', <text:s/>author = author01) </text:p>
      <text:p text:style-name="P13"/>
      <text:p text:style-name="P13"><text:soft-page-break/><text:span text:style-name="T33">article0</text:span><text:span text:style-name="T34">2</text:span><text:span text:style-name="T33"> = Post.objects.create( field = 'AR',  title = 'Название </text:span><text:span text:style-name="T34">второй</text:span><text:span text:style-name="T33">  статьи",  article = 'Текст </text:span><text:span text:style-name="T34">второ</text:span><text:span text:style-name="T33">й статьи', <text:s/>author = author0</text:span><text:span text:style-name="T34">2</text:span><text:span text:style-name="T33">) </text:span></text:p>
      <text:p text:style-name="P13"><text:span text:style-name="Source_20_Text"><text:span text:style-name="T33"/></text:span></text:p>
      <text:p text:style-name="P13"><text:span text:style-name="Source_20_Text"/></text:p>
      <text:p text:style-name="P13"><text:span text:style-name="Source_20_Text"><text:span text:style-name="T35">5. </text:span></text:span><text:span text:style-name="Source_20_Text">Присвоить им категории (как минимум в одной статье/новости должно быть не меньше 2 категорий).</text:span></text:p>
      <text:p text:style-name="P13"><text:span text:style-name="Source_20_Text"/></text:p>
      <text:p text:style-name="P13"><text:span text:style-name="Source_20_Text">article01.</text:span><text:span text:style-name="Source_20_Text"><text:span text:style-name="T17">p</text:span></text:span><text:span text:style-name="Source_20_Text"><text:span text:style-name="T18">ost_</text:span></text:span><text:span text:style-name="Source_20_Text"><text:span text:style-name="T17">c</text:span></text:span><text:span text:style-name="Source_20_Text">ategory.add(category01, category0</text:span><text:span text:style-name="Source_20_Text"><text:span text:style-name="T18">4</text:span></text:span><text:span text:style-name="Source_20_Text">)</text:span></text:p>
      <text:p text:style-name="P13"><text:span text:style-name="Source_20_Text">article0</text:span><text:span text:style-name="Source_20_Text"><text:span text:style-name="T36">2</text:span></text:span><text:span text:style-name="Source_20_Text">.</text:span><text:span text:style-name="Source_20_Text"><text:span text:style-name="T17">p</text:span></text:span><text:span text:style-name="Source_20_Text"><text:span text:style-name="T2">ost_</text:span></text:span><text:span text:style-name="Source_20_Text"><text:span text:style-name="T17">c</text:span></text:span><text:span text:style-name="Source_20_Text"><text:span text:style-name="T2">ategory.add</text:span></text:span><text:span text:style-name="Source_20_Text">(category0</text:span><text:span text:style-name="Source_20_Text"><text:span text:style-name="T18">2</text:span></text:span><text:span text:style-name="Source_20_Text">, category0</text:span><text:span text:style-name="Source_20_Text"><text:span text:style-name="T18">3</text:span></text:span><text:span text:style-name="Source_20_Text">)</text:span></text:p>
      <text:p text:style-name="P13"><text:span text:style-name="Source_20_Text"><text:span text:style-name="T18">news01.</text:span></text:span><text:span text:style-name="Source_20_Text"><text:span text:style-name="T17">p</text:span></text:span><text:span text:style-name="Source_20_Text"><text:span text:style-name="T18">ost_</text:span></text:span><text:span text:style-name="Source_20_Text"><text:span text:style-name="T17">c</text:span></text:span><text:span text:style-name="Source_20_Text"><text:span text:style-name="T18">ategory.add(category01)</text:span></text:span></text:p>
      <text:p text:style-name="P13"><text:span text:style-name="Source_20_Text"/></text:p>
      <text:p text:style-name="P13"><text:span text:style-name="Source_20_Text"><text:span text:style-name="T35">6. </text:span></text:span><text:span text:style-name="Source_20_Text">Создать как минимум 4 комментария к разным объектам модели Post (в каждом объекте должен быть как минимум один комментарий).</text:span></text:p>
      <text:p text:style-name="P13"><text:span text:style-name="Source_20_Text"/></text:p>
      <text:p text:style-name="P13"><text:span text:style-name="Source_20_Text"><text:span text:style-name="T19">c</text:span></text:span><text:span text:style-name="Source_20_Text"><text:span text:style-name="T2">omment</text:span></text:span><text:span text:style-name="Source_20_Text"><text:span text:style-name="T19">ary1 </text:span></text:span><text:span text:style-name="Source_20_Text">= Comment.objects.create(</text:span><text:span text:style-name="Source_20_Text"><text:span text:style-name="T19">commentary = ‘</text:span></text:span><text:span text:style-name="Source_20_Text"><text:span text:style-name="T37">отлично’, </text:span></text:span><text:span text:style-name="Source_20_Text"><text:span text:style-name="T19">post = article01, user = user04)</text:span></text:span></text:p>
      <text:p text:style-name="P13"><text:span text:style-name="Source_20_Text"/></text:p>
      <text:p text:style-name="P13"><text:span text:style-name="Source_20_Text"><text:span text:style-name="T19">c</text:span></text:span><text:span text:style-name="Source_20_Text"><text:span text:style-name="T2">omment</text:span></text:span><text:span text:style-name="Source_20_Text"><text:span text:style-name="T19">ary</text:span></text:span><text:span text:style-name="Source_20_Text"><text:span text:style-name="T20">2</text:span></text:span><text:span text:style-name="Source_20_Text"><text:span text:style-name="T19"> </text:span></text:span><text:span text:style-name="Source_20_Text">= Comment.objects.create(</text:span><text:span text:style-name="Source_20_Text"><text:span text:style-name="T19">commentary = ‘</text:span></text:span><text:span text:style-name="Source_20_Text"><text:span text:style-name="T38">хорошо</text:span></text:span><text:span text:style-name="Source_20_Text"><text:span text:style-name="T37">’, </text:span></text:span><text:span text:style-name="Source_20_Text"><text:span text:style-name="T19">post = article0</text:span></text:span><text:span text:style-name="Source_20_Text"><text:span text:style-name="T38">2</text:span></text:span><text:span text:style-name="Source_20_Text"><text:span text:style-name="T19">, user = user0</text:span></text:span><text:span text:style-name="Source_20_Text"><text:span text:style-name="T38">2</text:span></text:span><text:span text:style-name="Source_20_Text"><text:span text:style-name="T19">) </text:span></text:span><text:span text:style-name="Source_20_Text"><text:span text:style-name="T20"># <text:s/></text:span></text:span><text:span text:style-name="Source_20_Text"><text:span text:style-name="T19">user0</text:span></text:span><text:span text:style-name="Source_20_Text"><text:span text:style-name="T38">2 оценивает статью 02, которая третья в списке</text:span></text:span></text:p>
      <text:p text:style-name="P13"><text:span text:style-name="Source_20_Text"><text:span text:style-name="T38"/></text:span></text:p>
      <text:p text:style-name="P13"><text:span text:style-name="Source_20_Text"><text:span text:style-name="T19">c</text:span></text:span><text:span text:style-name="Source_20_Text"><text:span text:style-name="T20">omment</text:span></text:span><text:span text:style-name="Source_20_Text"><text:span text:style-name="T19">ary</text:span></text:span><text:span text:style-name="Source_20_Text"><text:span text:style-name="T39">3</text:span></text:span><text:span text:style-name="Source_20_Text"><text:span text:style-name="T19"> </text:span></text:span><text:span text:style-name="Source_20_Text"><text:span text:style-name="T38">= Comment.objects.create(</text:span></text:span><text:span text:style-name="Source_20_Text"><text:span text:style-name="T19">commentary = ‘</text:span></text:span><text:span text:style-name="Source_20_Text"><text:span text:style-name="T39">средне</text:span></text:span><text:span text:style-name="Source_20_Text"><text:span text:style-name="T37">’, </text:span></text:span><text:span text:style-name="Source_20_Text"><text:span text:style-name="T19">post = </text:span></text:span><text:span text:style-name="Source_20_Text"><text:span text:style-name="T21">news</text:span></text:span><text:span text:style-name="Source_20_Text"><text:span text:style-name="T19">01, user = user04)</text:span></text:span></text:p>
      <text:p text:style-name="P13"><text:span text:style-name="Source_20_Text"/></text:p>
      <text:p text:style-name="P13"><text:span text:style-name="Source_20_Text"><text:span text:style-name="T19">c</text:span></text:span><text:span text:style-name="Source_20_Text"><text:span text:style-name="T2">omment</text:span></text:span><text:span text:style-name="Source_20_Text"><text:span text:style-name="T19">ary</text:span></text:span><text:span text:style-name="Source_20_Text"><text:span text:style-name="T39">4</text:span></text:span><text:span text:style-name="Source_20_Text"><text:span text:style-name="T19"> </text:span></text:span><text:span text:style-name="Source_20_Text">= Comment.objects.create(</text:span><text:span text:style-name="Source_20_Text"><text:span text:style-name="T19">commentary = ‘</text:span></text:span><text:span text:style-name="Source_20_Text"><text:span text:style-name="T39">плохо</text:span></text:span><text:span text:style-name="Source_20_Text"><text:span text:style-name="T37">’, </text:span></text:span><text:span text:style-name="Source_20_Text"><text:span text:style-name="T19">post = article01, user = user04) </text:span></text:span><text:span text:style-name="Source_20_Text"><text:span text:style-name="T21"># <text:s/></text:span></text:span><text:span text:style-name="Source_20_Text"><text:span text:style-name="T39">в первый раз оценил “отлично’, а сейчас “плохо’</text:span></text:span></text:p>
      <text:p text:style-name="P13"><text:span text:style-name="Source_20_Text"><text:span text:style-name="T39"/></text:span></text:p>
      <text:p text:style-name="P14"><text:span text:style-name="Source_20_Text"><text:span text:style-name="T35">7. </text:span></text:span><text:span text:style-name="Source_20_Text">Применяя функции like() и dislike() к статьям/новостям и комментариям, скорректировать рейтинги этих объектов.</text:span></text:p>
      <text:p text:style-name="P14"><text:span text:style-name="Source_20_Text"/></text:p>
      <text:p text:style-name="P14"><text:span text:style-name="Source_20_Text">article01.dislike()  </text:span><text:span text:style-name="Source_20_Text"><text:span text:style-name="T22"># </text:span></text:span><text:span text:style-name="Source_20_Text"><text:span text:style-name="T40">для первой статьи</text:span></text:span><text:span text:style-name="Source_20_Text"> </text:span><text:span text:style-name="Source_20_Text"><text:span text:style-name="T40">понятно</text:span></text:span></text:p>
      <text:p text:style-name="P14"><text:span text:style-name="Source_20_Text">article0</text:span><text:span text:style-name="Source_20_Text"><text:span text:style-name="T22">2</text:span></text:span><text:span text:style-name="Source_20_Text">.like() <text:s/><text:tab/></text:span><text:span text:style-name="Source_20_Text"><text:span text:style-name="T22"># </text:span></text:span><text:span text:style-name="Source_20_Text"><text:span text:style-name="T40">для второй статьи понятно</text:span></text:span></text:p>
      <text:p text:style-name="P14"><text:span text:style-name="Source_20_Text">article01.like()<text:tab/><text:tab/></text:span><text:span text:style-name="Source_20_Text"><text:span text:style-name="T22"># </text:span></text:span><text:span text:style-name="Source_20_Text"><text:span text:style-name="T40">для второй статьи понятно</text:span></text:span></text:p>
      <text:p text:style-name="P14"><text:span text:style-name="Source_20_Text">article0</text:span><text:span text:style-name="Source_20_Text"><text:span text:style-name="T22">2</text:span></text:span><text:span text:style-name="Source_20_Text">.dislike()<text:tab/></text:span><text:span text:style-name="Source_20_Text"><text:span text:style-name="T22"># </text:span></text:span><text:span text:style-name="Source_20_Text"><text:span text:style-name="T40">для первой статьи понятно</text:span></text:span></text:p>
      <text:p text:style-name="P14"><text:span text:style-name="Source_20_Text"><text:span text:style-name="T40"/></text:span></text:p>
      <text:p text:style-name="P14"><text:span text:style-name="Source_20_Text"><text:span text:style-name="T40">article01.like()<text:tab/></text:span></text:span></text:p>
      <text:p text:style-name="P14"><text:span text:style-name="Source_20_Text"><text:span text:style-name="T40">article01.like()<text:tab/></text:span></text:span></text:p>
      <text:p text:style-name="P14"><text:span text:style-name="Source_20_Text"><text:span text:style-name="T40">article01.like()<text:tab/></text:span></text:span></text:p>
      <text:p text:style-name="P14"><text:span text:style-name="Source_20_Text"><text:span text:style-name="T40">article01.dislike()</text:span></text:span></text:p>
      <text:p text:style-name="P14"><text:span text:style-name="Source_20_Text"><text:span text:style-name="T40">article01.dislike()</text:span></text:span></text:p>
      <text:p text:style-name="P14"><text:span text:style-name="Source_20_Text"><text:span text:style-name="T40"/></text:span></text:p>
      <text:p text:style-name="P14"><text:span text:style-name="Source_20_Text"><text:span text:style-name="T40">article0</text:span></text:span><text:span text:style-name="Source_20_Text"><text:span text:style-name="T22">2</text:span></text:span><text:span text:style-name="Source_20_Text"><text:span text:style-name="T40">.like()</text:span></text:span></text:p>
      <text:p text:style-name="P14"><text:span text:style-name="Source_20_Text"><text:span text:style-name="T40">article0</text:span></text:span><text:span text:style-name="Source_20_Text"><text:span text:style-name="T22">2</text:span></text:span><text:span text:style-name="Source_20_Text"><text:span text:style-name="T40">.like()</text:span></text:span></text:p>
      <text:p text:style-name="P14"><text:soft-page-break/><text:span text:style-name="Source_20_Text"><text:span text:style-name="T40">article0</text:span></text:span><text:span text:style-name="Source_20_Text"><text:span text:style-name="T22">2</text:span></text:span><text:span text:style-name="Source_20_Text"><text:span text:style-name="T40">.dislike()</text:span></text:span></text:p>
      <text:p text:style-name="P14"><text:span text:style-name="Source_20_Text"><text:span text:style-name="T40">article0</text:span></text:span><text:span text:style-name="Source_20_Text"><text:span text:style-name="T22">2</text:span></text:span><text:span text:style-name="Source_20_Text"><text:span text:style-name="T40">.dislike()</text:span></text:span></text:p>
      <text:p text:style-name="P14"><text:span text:style-name="Source_20_Text"><text:span text:style-name="T40">article0</text:span></text:span><text:span text:style-name="Source_20_Text"><text:span text:style-name="T22">2</text:span></text:span><text:span text:style-name="Source_20_Text"><text:span text:style-name="T40">.dislike()</text:span></text:span></text:p>
      <text:p text:style-name="P14"><text:span text:style-name="Source_20_Text"><text:span text:style-name="T40">article0</text:span></text:span><text:span text:style-name="Source_20_Text"><text:span text:style-name="T22">2</text:span></text:span><text:span text:style-name="Source_20_Text"><text:span text:style-name="T40">.dislike()</text:span></text:span></text:p>
      <text:p text:style-name="P14"><text:span text:style-name="Source_20_Text"><text:span text:style-name="T40"/></text:span></text:p>
      <text:p text:style-name="P14"><text:span text:style-name="Source_20_Text"><text:span text:style-name="T23">news01.like()</text:span></text:span></text:p>
      <text:p text:style-name="P14"><text:span text:style-name="Source_20_Text"><text:span text:style-name="T23">news01.like()</text:span></text:span></text:p>
      <text:p text:style-name="P14"><text:span text:style-name="Source_20_Text"><text:span text:style-name="T23">news01.like()</text:span></text:span></text:p>
      <text:p text:style-name="P14"><text:span text:style-name="Source_20_Text"><text:span text:style-name="T23">news01.like()</text:span></text:span></text:p>
      <text:p text:style-name="P14"><text:span text:style-name="Source_20_Text"><text:span text:style-name="T23">news01.dislike()</text:span></text:span></text:p>
      <text:p text:style-name="P14"><text:span text:style-name="Source_20_Text"><text:span text:style-name="T40"/></text:span></text:p>
      <text:p text:style-name="P14"><text:span text:style-name="Source_20_Text">commentary1.like()</text:span><text:span text:style-name="Source_20_Text"><text:span text:style-name="T2"> <text:s text:c="3"/></text:span></text:span><text:span text:style-name="Source_20_Text"><text:span text:style-name="T22"><text:s/></text:span></text:span><text:span text:style-name="Source_20_Text"><text:span text:style-name="T24">#</text:span></text:span><text:span text:style-name="Source_20_Text"><text:span text:style-name="T22"> </text:span></text:span><text:span text:style-name="Source_20_Text"><text:span text:style-name="T41">лайк </text:span></text:span><text:span text:style-name="Source_20_Text"><text:span text:style-name="T24">н</text:span></text:span><text:span text:style-name="Source_20_Text"><text:span text:style-name="T42">а к</text:span></text:span><text:span text:style-name="Source_20_Text"><text:span text:style-name="T24">о</text:span></text:span><text:span text:style-name="Source_20_Text"><text:span text:style-name="T42">мент </text:span></text:span><text:span text:style-name="Source_20_Text"><text:span text:style-name="T41"><text:s text:c="2"/></text:span></text:span><text:span text:style-name="Source_20_Text"><text:span text:style-name="T19">article01</text:span></text:span></text:p>
      <text:p text:style-name="P14"><text:span text:style-name="Source_20_Text"><text:span text:style-name="T2">commentary</text:span></text:span><text:span text:style-name="Source_20_Text"><text:span text:style-name="T24">2</text:span></text:span><text:span text:style-name="Source_20_Text"><text:span text:style-name="T2">.like</text:span></text:span><text:span text:style-name="Source_20_Text">() <text:s text:c="4"/></text:span><text:span text:style-name="Source_20_Text"><text:span text:style-name="T24">#</text:span></text:span><text:span text:style-name="Source_20_Text"><text:span text:style-name="T22"> </text:span></text:span><text:span text:style-name="Source_20_Text"><text:span text:style-name="T41">лайк </text:span></text:span><text:span text:style-name="Source_20_Text"><text:span text:style-name="T24">н</text:span></text:span><text:span text:style-name="Source_20_Text"><text:span text:style-name="T42">а к</text:span></text:span><text:span text:style-name="Source_20_Text"><text:span text:style-name="T24">о</text:span></text:span><text:span text:style-name="Source_20_Text"><text:span text:style-name="T42">мент <text:s text:c="2"/></text:span></text:span><text:span text:style-name="Source_20_Text"><text:span text:style-name="T19">article0</text:span></text:span><text:span text:style-name="Source_20_Text"><text:span text:style-name="T38">2</text:span></text:span></text:p>
      <text:p text:style-name="P14"><text:span text:style-name="Source_20_Text"><text:span text:style-name="T2">commentary</text:span></text:span><text:span text:style-name="Source_20_Text"><text:span text:style-name="T24">3</text:span></text:span><text:span text:style-name="Source_20_Text"><text:span text:style-name="T2">.like</text:span></text:span><text:span text:style-name="Source_20_Text">() <text:s text:c="4"/></text:span><text:span text:style-name="Source_20_Text"><text:span text:style-name="T24">#</text:span></text:span><text:span text:style-name="Source_20_Text"><text:span text:style-name="T22"> </text:span></text:span><text:span text:style-name="Source_20_Text"><text:span text:style-name="T41">лайк </text:span></text:span><text:span text:style-name="Source_20_Text"><text:span text:style-name="T24">н</text:span></text:span><text:span text:style-name="Source_20_Text"><text:span text:style-name="T42">а к</text:span></text:span><text:span text:style-name="Source_20_Text"><text:span text:style-name="T24">о</text:span></text:span><text:span text:style-name="Source_20_Text"><text:span text:style-name="T42">мент <text:s text:c="2"/></text:span></text:span><text:span text:style-name="Source_20_Text"><text:span text:style-name="T21">news</text:span></text:span><text:span text:style-name="Source_20_Text"><text:span text:style-name="T19">01</text:span></text:span></text:p>
      <text:p text:style-name="P14"><text:span text:style-name="Source_20_Text"><text:span text:style-name="T2">commentary</text:span></text:span><text:span text:style-name="Source_20_Text"><text:span text:style-name="T24">4</text:span></text:span><text:span text:style-name="Source_20_Text"><text:span text:style-name="T2">.</text:span></text:span><text:span text:style-name="Source_20_Text"><text:span text:style-name="T24">dis</text:span></text:span><text:span text:style-name="Source_20_Text"><text:span text:style-name="T2">like</text:span></text:span><text:span text:style-name="Source_20_Text">() </text:span><text:span text:style-name="Source_20_Text"><text:span text:style-name="T22"><text:s/></text:span></text:span><text:span text:style-name="Source_20_Text"><text:span text:style-name="T24">#</text:span></text:span><text:span text:style-name="Source_20_Text"><text:span text:style-name="T22"> </text:span></text:span><text:span text:style-name="Source_20_Text"><text:span text:style-name="T42">дис</text:span></text:span><text:span text:style-name="Source_20_Text"><text:span text:style-name="T41">лайк </text:span></text:span><text:span text:style-name="Source_20_Text"><text:span text:style-name="T24">н</text:span></text:span><text:span text:style-name="Source_20_Text"><text:span text:style-name="T42">а к</text:span></text:span><text:span text:style-name="Source_20_Text"><text:span text:style-name="T24">о</text:span></text:span><text:span text:style-name="Source_20_Text"><text:span text:style-name="T42">мент </text:span></text:span><text:span text:style-name="Source_20_Text"><text:span text:style-name="T41"><text:s text:c="2"/></text:span></text:span><text:span text:style-name="Source_20_Text"><text:span text:style-name="T19">article01</text:span></text:span></text:p>
      <text:p text:style-name="P14"><text:span text:style-name="Source_20_Text"><text:span text:style-name="T39"/></text:span></text:p>
      <text:p text:style-name="P18"><text:span text:style-name="Source_20_Text"/></text:p>
      <text:p text:style-name="P16"><text:span text:style-name="Source_20_Text"><text:span text:style-name="T35">8. </text:span></text:span><text:span text:style-name="Source_20_Text">Обновить рейтинги пользователей.</text:span></text:p>
      <text:p text:style-name="P15">author01.update_rating()</text:p>
      <text:p text:style-name="P19"><text:span text:style-name="Source_20_Text"><text:span text:style-name="T61">author02.update_rating()</text:span></text:span></text:p>
      <text:p text:style-name="P18"><text:span text:style-name="Source_20_Text"/></text:p>
      <text:p text:style-name="P18"><text:span text:style-name="Source_20_Text"/></text:p>
      <text:p text:style-name="P19"><text:span text:style-name="Source_20_Text"><text:span text:style-name="T60">9. </text:span></text:span><text:span text:style-name="Source_20_Text">Вывести username и рейтинг лучшего пользователя (применяя сортировку и возвращая поля первого объекта).</text:span></text:p>
      <text:p text:style-name="P19"><text:span text:style-name="Source_20_Text"/></text:p>
      <text:p text:style-name="P19"><text:span text:style-name="Source_20_Text">Author.objects.all().order_by('-rating').values("author__username', "rating')[0] </text:span></text:p>
      <text:p text:style-name="P19"><text:span text:style-name="Source_20_Text"/></text:p>
      <text:p text:style-name="P20"><text:span text:style-name="Source_20_Text"><text:span text:style-name="T60">10. В</text:span></text:span><text:span text:style-name="Source_20_Text">ывести дату добавления, username автора, рейтинг, заголовок и превью лучшей статьи, основываясь на лайках/дислайках к этой статье</text:span></text:p>
      <text:p text:style-name="P20"><text:span text:style-name="Source_20_Text"/></text:p>
      <text:p text:style-name="P21"><text:span text:style-name="Source_20_Text"><text:span text:style-name="T62">Post.objects.</text:span></text:span><text:span text:style-name="Source_20_Text"><text:span text:style-name="T60">values</text:span></text:span><text:span text:style-name="Source_20_Text"><text:span text:style-name="T63">(‘datet</text:span></text:span><text:span text:style-name="Source_20_Text"><text:span text:style-name="T64">i</text:span></text:span><text:span text:style-name="Source_20_Text"><text:span text:style-name="T63">me‘, author_post</text:span></text:span><text:span text:style-name="Source_20_Text">__</text:span><text:span text:style-name="Source_20_Text"><text:span text:style-name="T64">a</text:span></text:span><text:span text:style-name="Source_20_Text">uthor__username’, ‘</text:span><text:span text:style-name="Source_20_Text"><text:span text:style-name="T64">rating’,’title’, ‘article’</text:span></text:span><text:span text:style-name="Source_20_Text"><text:span text:style-name="T63">)</text:span></text:span><text:span text:style-name="Source_20_Text"><text:span text:style-name="T64">[0]</text:span></text:span></text:p>
      <text:p text:style-name="P21"><text:span text:style-name="Source_20_Text"><text:span text:style-name="T29"/></text:span></text:p>
      <text:p text:style-name="P22"><text:span text:style-name="Source_20_Text"><text:span text:style-name="T35">11. </text:span></text:span><text:span text:style-name="Source_20_Text"><text:span text:style-name="T64">Вывести все комментарии (дата, пользователь, рейтинг, текст) к этой статье.</text:span></text:span></text:p>
      <text:p text:style-name="P22"><text:span text:style-name="Source_20_Text">Comment.objects.filter(commentPost=sorting_post[0]).values('</text:span><text:span text:style-name="Source_20_Text"><text:span text:style-name="T65">comment_</text:span></text:span><text:span text:style-name="Source_20_Text">datetime', '</text:span><text:span text:style-name="Source_20_Text"><text:span text:style-name="T66">u</text:span></text:span><text:span text:style-name="Source_20_Text">ser__username', 'rating', 'commentary')</text:span></text:p>
      <text:p text:style-name="P20"><text:span text:style-name="Source_20_Text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4pt" fo:language="ru" fo:country="MD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4pt" fo:language="ru" fo:country="MD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08:47:29.175000000</meta:creation-date>
    <dc:date>2021-03-25T20:43:28.529000000</dc:date>
    <meta:editing-duration>PT11H45M45S</meta:editing-duration>
    <meta:editing-cycles>8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64" meta:word-count="416" meta:character-count="3700" meta:non-whitespace-character-count="3293"/>
  </office:meta>
</office:document-meta>
</file>